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1" fo:font-size="12pt" fo:language="es" fo:country="MX" officeooo:rsid="00124e24" officeooo:paragraph-rsid="00124e24" style:font-size-asian="12pt" style:font-size-complex="12pt"/>
    </style:style>
    <style:style style:name="P2" style:family="paragraph" style:parent-style-name="Standard">
      <style:paragraph-properties fo:line-height="150%" fo:text-align="justify" style:justify-single-word="false"/>
      <style:text-properties style:font-name="Arial1" fo:font-size="12pt" fo:language="es" fo:country="MX" officeooo:rsid="00124e24" officeooo:paragraph-rsid="001365c7" style:font-size-asian="12pt" style:font-size-complex="12pt"/>
    </style:style>
    <style:style style:name="P3" style:family="paragraph" style:parent-style-name="Standard">
      <style:paragraph-properties fo:line-height="150%" fo:text-align="justify" style:justify-single-word="false"/>
      <style:text-properties style:font-name="Arial1" fo:font-size="12pt" fo:language="es" fo:country="MX" officeooo:rsid="00136ea6" officeooo:paragraph-rsid="00136ea6" style:font-size-asian="12pt" style:font-size-complex="12pt"/>
    </style:style>
    <style:style style:name="P4" style:family="paragraph" style:parent-style-name="Standard">
      <style:paragraph-properties fo:line-height="150%" fo:text-align="justify" style:justify-single-word="false"/>
      <style:text-properties style:font-name="Arial1" fo:font-size="12pt" fo:language="es" fo:country="MX" officeooo:rsid="001365c7" officeooo:paragraph-rsid="001365c7" style:font-size-asian="12pt" style:font-size-complex="12pt"/>
    </style:style>
    <style:style style:name="P5" style:family="paragraph" style:parent-style-name="Standard">
      <style:paragraph-properties fo:line-height="150%" fo:text-align="justify" style:justify-single-word="false"/>
      <style:text-properties style:font-name="Arial1" fo:font-size="12pt" fo:language="es" fo:country="MX" officeooo:rsid="0013bce9" officeooo:paragraph-rsid="0013bce9"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1365c7"/>
    </style:style>
    <style:style style:name="T3" style:family="text">
      <style:text-properties fo:font-variant="normal" fo:text-transform="none" fo:color="#000000" fo:letter-spacing="normal" fo:font-style="normal" fo:font-weight="normal" officeooo:rsid="00136ea6"/>
    </style:style>
    <style:style style:name="T4" style:family="text">
      <style:text-properties fo:font-variant="normal" fo:text-transform="none" fo:color="#000000" fo:letter-spacing="normal" fo:font-style="normal" fo:font-weight="normal" officeooo:rsid="0013bc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go Arturo Velázquez Trejo</text:p>
      <text:p text:style-name="P1"/>
      <text:p text:style-name="P1">Proyecto de Ajedrez, Introducción a Ciencias de la Computación, UNAM. </text:p>
      <text:p text:style-name="P1">¿Cuál fue el proceso de programación del Ajedrez?</text:p>
      <text:p text:style-name="P1">Para haber programado el ajedrez, primeramente se tuvo que diseñar la estructura del proyecto. Una clase abstracta Pieza para poder abstraer los comportamientos en común que tienen todas las piezas, se programaron dos enumeraciones para poder identificar las piezas blancas de las negras así como el tipo de pieza. <text:s/>Paralelamente, se programó una clase de Posición para poder definir las posiciones dentro del tablero. </text:p>
      <text:p text:style-name="P1"/>
      <text:p text:style-name="P1">Una vez teniendo las clases antes mencionadas, pasamos a realizar la clase de cada pieza junto con el metodo de obtenerMovimientosLegales que nos permitió desarrollar los movimientos de cada pieza dentro del tablero. Éstos movimientos necesitaron de métodos secundarios para realizar validaciones para corroborar que las posiciones estaban dentro del margen del tablero. Cabe mencionar que para poder ahorrar código, usamos la herencia de torre con reina para adquirir los movimientos legales necesarios para complementar la pieza. </text:p>
      <text:p text:style-name="P1"/>
      <text:p text:style-name="P1">Finalmente, programamos la interfaz gráfica en processing que lo que hacía era dibujar un tablero e ir pegando imágenes según el tipo de pieza que se encontrase dentro de la clase tablero. En el método de mouseOnClicked se desarrolló una lógica principal para lograr el desarrollo del juego, repintando el tablero cada vez que hubiese un movimiento.</text:p>
      <text:p text:style-name="P1"/>
      <text:p text:style-name="P1">¿Cuál es la complejidad del programa completo? </text:p>
      <text:p text:style-name="P1">Considerando que el tablero está en un loop infinito pintándose, tenemos un algoritmo de complejidad cuadrática ejecutándose siempre, y luego para adquirir los movimientos legales, el método de obtenerMovimientosLegales a lo mucho tiene complejidad cuadrática como en el caso del Rey, y la complejidad mínima es lineal. Por lo que la complejidad total del programa será cuadrática con una constante oculta muy grande. </text:p>
      <text:p text:style-name="P1"/>
      <text:p text:style-name="P1"><text:span text:style-name="T1">¿Cúal es el algoritmo o la función que es más compleja de ejecutar?</text:span></text:p>
      <text:p text:style-name="P1"><text:span text:style-name="T1">El algoritmo de mayor complejidad es el de dibujar el tablero teniendo una complejidad cuadrática. Los demás algoritmos son de complejidad lineal y se encargan de obtener los movimientos legales de cada pieza. </text:span></text:p>
      <text:p text:style-name="P1"><text:soft-page-break/><text:span text:style-name="T1"/></text:p>
      <text:p text:style-name="P1"><text:span text:style-name="T1">¿Qué conceptos vistos en clase aplicaste y en donde?</text:span></text:p>
      <text:p text:style-name="P1"><text:span text:style-name="T1">Se aplicó herencia en las clases que extendieron de la clase Pieza para modelar las propiedades de cada pieza. Se aplicó el concepto de enumeración para poder clasificar fácilmente las piezas y usarlas de una forma más óptima. Y se usaron los conceptos de arreglos dentro del tablero para poder tener una matriz bidimensional de piezas y poder manipularlas dentro de ella. </text:span></text:p>
      <text:p text:style-name="P1"><text:span text:style-name="T1"/></text:p>
      <text:p text:style-name="P1"><text:span text:style-name="T1">¿Es un proyecto difícil?</text:span></text:p>
      <text:p text:style-name="P1"><text:span text:style-name="T1">Es un proyecto que requiere bastante planeación y orden para desarrollar el código de una forma óptima sin dejar que la complejidad del algoritmo se eleve. </text:span></text:p>
      <text:p text:style-name="P1"><text:span text:style-name="T1"/></text:p>
      <text:p text:style-name="P1"><text:span text:style-name="T1">La implementación del proyecto la realicé siguiendo los consejos del ayudante de laboratorio, sin embargo decidí realizarlo por mi cuenta sin hacer pull del repositorio grupal, con la finalidad de diseñar e identificar el proceso de desarrollo de un programa con mayor complejidad. </text:span></text:p>
      <text:p text:style-name="P1"><text:span text:style-name="T1"/></text:p>
      <text:p text:style-name="P2"><text:span text:style-name="T2">Para implementar la regla del peón consideraría una variable booleana que dijera si el peón ya </text:span><text:span text:style-name="T4">r</text:span><text:span text:style-name="T2">ealizó su primer movimiento, y en dado caso de hacerlo, cuando el peón contrincante</text:span><text:span text:style-name="T4"> tenga como posición en X la fila de los peones del lado contricante, en el método de obtener movimientos legales del peón, se verificará si el peon contrincante de la columna ya sea de la derecha o izquierda tiene su variable bool en true y se encuentra a dos casillas adelante</text:span></text:p>
      <text:p text:style-name="P5"><text:span text:style-name="T2">d</text:span><text:span text:style-name="T1">e su posición inicial, se agregará la posición inicial de el peón contrincante como movimiento legal, y si se realiza ese movimiento, en el método de moveTo, se eliminará el peón contrincante. </text:span></text:p>
      <text:p text:style-name="P5"><text:span text:style-name="T1"/></text:p>
      <text:p text:style-name="P3"><text:span text:style-name="T2">I</text:span><text:span text:style-name="T1">mplementando el jaque mate: </text:span></text:p>
      <text:p text:style-name="P4"><text:span text:style-name="T1">Dentro de los métodos de obtener los movimientos legales de una pieza, corriboraría si en esos movimientos no se encuentra el rey de color opuesto, y en dado caso de encontrarse, haría que enviara un mensaje a través de una función anónima a la interfaz gráfica para notificar que esa pieza está haciéndole jaque al rey opuesto. En dado caso </text:span><text:span text:style-name="T3">de haberse mandado ese mensaje, sólo se habilitará el movimiento para ese dey dentro del método de mouseOnClicked, y en dado caso de que al moverse se envíe otro mensaje, el movimiento </text:span><text:soft-page-break/><text:span text:style-name="T3">se anulará al anularse, los movinientos posibles del rey se irán eliminando de su lista de movimientos posibles y cuando llegue a 0, se notificará el Jaque Mate. </text:span></text:p>
      <text:p text:style-name="P4"><text:span text:style-name="T3"/></text:p>
      <text:p text:style-name="P4"><text:span text:style-name="T3"/></text:p>
      <text:p text:style-name="P3"><text:span text:style-name="T1">Implementando el enroque: </text:span></text:p>
      <text:p text:style-name="P3"><text:span text:style-name="T1">Definiría una variable booleana de movimiento para la pieza torre y al haberse movido, se hará false, mismo que ya no permitirá el enroque. Ahora bien, si la variable es true, y si la posición del rey es a dos lugares a la izquierda o derecha de esa pieza, se agregará a los movimientos posibles del rey el pasarse a la torre. </text:span></text:p>
      <text:p text:style-name="P3"><text:span text:style-name="T1">En la clase principal de GUI, si se identifica ese movimiento, lo que hará el método de moveTo del tablero será cambiar ambas piezas en lugar de solo mover al rey, y después la variable boolean de la torre pasará a fal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23:26.318373847</meta:creation-date>
    <dc:date>2019-11-18T21:01:06.264236680</dc:date>
    <meta:editing-duration>PT4M38S</meta:editing-duration>
    <meta:editing-cycles>1</meta:editing-cycles>
    <meta:document-statistic meta:table-count="0" meta:image-count="0" meta:object-count="0" meta:page-count="3" meta:paragraph-count="22" meta:word-count="824" meta:character-count="5020" meta:non-whitespace-character-count="4202"/>
    <meta:generator>LibreOffice/6.1.1.2$Linux_X86_64 LibreOffice_project/10$Build-2</meta:generator>
  </office:meta>
</office:document-meta>
</file>